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8f9fa" fo:padding="0.049cm" fo:border="0.06pt solid #eaecf0" style:writing-mode="lr-tb"/>
      <style:text-properties fo:font-variant="normal" fo:text-transform="none" fo:color="#000000" fo:letter-spacing="normal" fo:background-color="#f8f8f8"/>
    </style:style>
    <style:style style:name="T1" style:family="text">
      <style:text-properties officeooo:rsid="0004b2b8"/>
    </style:style>
    <style:style style:name="T2" style:family="text">
      <style:text-properties style:font-name="monospace" fo:font-size="10.5pt" fo:font-style="normal" fo:font-weight="normal"/>
    </style:style>
    <style:style style:name="T3" style:family="text">
      <style:text-properties fo:color="#ba2121" style:font-name="monospace" fo:font-size="10.5pt" fo:font-style="normal" fo:font-weight="normal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" style:family="text">
      <style:text-properties officeooo:rsid="00065297"/>
    </style:style>
    <style:style style:name="T6" style:family="text">
      <style:text-properties officeooo:rsid="00076646"/>
    </style:style>
    <style:style style:name="T7" style:family="text">
      <style:text-properties officeooo:rsid="000860be"/>
    </style:style>
    <style:style style:name="T8" style:family="text">
      <style:text-properties officeooo:rsid="0008d472"/>
    </style:style>
    <style:style style:name="T9" style:family="text">
      <style:text-properties officeooo:rsid="0009cb57"/>
    </style:style>
    <style:style style:name="T10" style:family="text">
      <style:text-properties officeooo:rsid="000a00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apt steht für advanced package tool</text:span></text:p>
      <text:p text:style-name="Standard">→<text:span text:style-name="T1"> erweitert die Funktionalität vom dpkg (debian package)</text:span></text:p>
      <text:p text:style-name="Standard"><text:tab/>→<text:span text:style-name="T1"> dpkg ist die Basis der Paketverwaltung von Debian (also auch Ubuntu).</text:span></text:p>
      <text:p text:style-name="Standard"><text:tab/>→<text:span text:style-name="T1"> dpkg ist ein Programm zum Installieren und Manipulieren von .deb Dateien (binär).</text:span></text:p>
      <text:p text:style-name="Standard"><text:tab/><text:span text:style-name="T4">Ein Paket installieren:</text:span></text:p>
      <text:p text:style-name="P2"><text:s/><text:span text:style-name="T2">dpkg -i </text:span><text:span text:style-name="T3">'dateiname.deb'</text:span></text:p>
      <text:p text:style-name="P1">Ein Paket entfernen:</text:p>
      <text:p text:style-name="P2"><text:s/><text:span text:style-name="T2">dpkg -r </text:span><text:span text:style-name="T3">'paketname'</text:span></text:p>
      <text:p text:style-name="P1">Alle installierten Pakete auflisten:</text:p>
      <text:p text:style-name="P2"><text:s/><text:span text:style-name="T2">dpkg -l</text:span></text:p>
      <text:p text:style-name="P1">Alle im Paket enthaltenen Dateien auflisten:</text:p>
      <text:p text:style-name="P2"><text:s/><text:span text:style-name="T2">dpkg -L </text:span><text:span text:style-name="T3">'paketname'</text:span></text:p>
      <text:p text:style-name="Standard">→<text:span text:style-name="T1"> repositories</text:span></text:p>
      <text:p text:style-name="Standard"><text:tab/>→<text:span text:style-name="T5"> Server die Pakete zur Installation bereithalten (apt greift auf diese zu).</text:span></text:p>
      <text:p text:style-name="Standard"><text:tab/>→<text:span text:style-name="T6"> Die Adressen zu den Server stehen in Dateien im Ordner /etc/apt/sources.list.d</text:span></text:p>
      <text:p text:style-name="Standard"><text:tab/>→<text:span text:style-name="T7"> PPA (Personal Package Archive) sind ebenfalls repositories.</text:span></text:p>
      <text:p text:style-name="Standard"/>
      <text:p text:style-name="Standard">// <text:span text:style-name="T8">erneuert die Liste aller Pakete die zur Installation auf dem Server zur Verfügung stehen.</text:span></text:p>
      <text:p text:style-name="Standard">→<text:span text:style-name="T8"> # sudo apt update</text:span></text:p>
      <text:p text:style-name="Standard"/>
      <text:p text:style-name="Standard">// <text:span text:style-name="T9">bringt alle installierten Pakete auf den neusten Stand.</text:span></text:p>
      <text:p text:style-name="Standard">→<text:span text:style-name="T9"> # sudo apt upgrade</text:span></text:p>
      <text:p text:style-name="Standard"/>
      <text:p text:style-name="Standard">//<text:span text:style-name="T10">Deinstallation von Anwendungen</text:span></text:p>
      <text:p text:style-name="Standard">→<text:span text:style-name="T10"> #sudo apt remove </text:span></text:p>
      <text:p text:style-name="Standard"/>
      <text:p text:style-name="Standard">//<text:span text:style-name="T10">Deinstalliert ungenutzte Abhängigkeiten </text:span></text:p>
      <text:p text:style-name="Standard">→<text:span text:style-name="T10"> #sudo apt autoremove</text:span></text:p>
      <text:p text:style-name="Standard"/>
      <text:p text:style-name="Standard">//<text:span text:style-name="T10">Deinstalliert Anwendung und alle Konfigurationsdateien</text:span></text:p>
      <text:p text:style-name="Standard">→<text:span text:style-name="T10"> #sudo apt purge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2:42:08.928007292</meta:creation-date>
    <meta:generator>LibreOffice/6.0.7.3$Linux_X86_64 LibreOffice_project/00m0$Build-3</meta:generator>
    <dc:date>2019-12-22T17:58:49.466504249</dc:date>
    <meta:editing-duration>PT24M46S</meta:editing-duration>
    <meta:editing-cycles>9</meta:editing-cycles>
    <meta:document-statistic meta:table-count="0" meta:image-count="0" meta:object-count="0" meta:page-count="1" meta:paragraph-count="26" meta:word-count="158" meta:character-count="1056" meta:non-whitespace-character-count="912"/>
  </office:meta>
</office:document-meta>
</file>